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B0456710.png" manifest:media-type="image/png"/>
  <manifest:file-entry manifest:full-path="Pictures/1000000000000320000002585C39BAEF.png" manifest:media-type="image/png"/>
  <manifest:file-entry manifest:full-path="Pictures/100000000000032000000258386DF587.png" manifest:media-type="image/png"/>
  <manifest:file-entry manifest:full-path="Pictures/100000000000031A00000253D1D2414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005cm"/>
    </style:style>
    <style:style style:name="pr2" style:family="presentation" style:parent-style-name="Default-subtitle">
      <style:graphic-properties draw:fill-color="#ffffff" fo:min-height="11.25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1cm"/>
    </style:style>
    <style:style style:name="pr6" style:family="presentation" style:parent-style-name="Default-subtitle">
      <style:graphic-properties draw:fill-color="#ffffff" fo:min-height="16.258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>
      <style:text-properties fo:color="#ffffff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5.005cm" svg:x="1.399cm" svg:y="0.837cm" presentation:class="title" presentation:user-transformed="true">
          <draw:text-box>
            <text:p text:style-name="P1"><text:span text:style-name="T1">Word Sense Disambiguation</text:span><text:span text:style-name="T1"><text:line-break/></text:span><text:span text:style-name="T1">In Crowd Sourcing Mode</text:span></text:p>
          </draw:text-box>
        </draw:frame>
        <draw:frame presentation:style-name="pr2" draw:text-style-name="P2" draw:layer="layout" svg:width="24.631cm" svg:height="11.254cm" svg:x="1.399cm" svg:y="5.842cm" presentation:class="subtitle" presentation:user-transformed="true">
          <draw:text-box>
            <text:p text:style-name="P2">Team 39</text:p>
            <text:p text:style-name="P2"/>
            <text:p text:style-name="P2">Abhinav Pandey</text:p>
            <text:p text:style-name="P2">Anubhav Srivastava</text:p>
            <text:p text:style-name="P2">Ankit Kotak</text:p>
            <text:p text:style-name="P2">Nazrul Haque Athar</text:p>
            <text:p text:style-name="P2">Jayanth Katur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 text:style-name="P3"><text:span text:style-name="T2">Word Sense Disambiguation (WSD)</text:span></text:p>
          </draw:text-box>
        </draw:frame>
        <draw:frame presentation:style-name="pr5" draw:layer="layout" svg:width="24.631cm" svg:height="12.181cm" svg:x="1.399cm" svg:y="4.915cm" presentation:class="outline">
          <draw:text-box>
            <text:list text:style-name="L3">
              <text:list-item>
                <text:p>Process of identifying which sense of a word is used in a sentence when the word has multiple meanings</text:p>
              </text:list-item>
              <text:list-item>
                <text:p>A word has multiple meanings based on its context in the sentence</text:p>
              </text:list-item>
              <text:list-item>
                <text:p>When translating a word from one language to another, its context determines its exact mea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4"><text:span text:style-name="T3">Crowd Sourcing</text:span></text:p>
          </draw:text-box>
        </draw:frame>
        <draw:frame presentation:style-name="pr5" draw:layer="layout" svg:width="24.631cm" svg:height="14.135cm" svg:x="1.399cm" svg:y="4.915cm" presentation:class="outline" presentation:user-transformed="true">
          <draw:text-box>
            <text:list text:style-name="L3">
              <text:list-item>
                <text:p>Crowd sourcing is the practise of obtaining information from a large group of people, especially form an online community.</text:p>
              </text:list-item>
              <text:list-item>
                <text:p>We address the problem of WSD using crowd sourcing where we collect information from the user regarding translation from English to Hindi.</text:p>
              </text:list-item>
              <text:list-item>
                <text:p>Based on the context given by user, we further encourage the users to provide us with appropriate reasons for their choic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Project</text:span></text:p>
          </draw:text-box>
        </draw:frame>
        <draw:frame presentation:style-name="pr5" draw:layer="layout" svg:width="24.631cm" svg:height="11.43cm" svg:x="1.531cm" svg:y="5.588cm" presentation:class="outline" presentation:user-transformed="true">
          <draw:text-box>
            <text:list text:style-name="L3">
              <text:list-item>
                <text:p>Our first task is to build a rich interface to collect this information from the user.</text:p>
              </text:list-item>
              <text:list-item>
                <text:p>After this we will build an interface to form rules from the reasons given by the us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Project</text:span></text:p>
          </draw:text-box>
        </draw:frame>
        <draw:frame presentation:style-name="pr5" draw:layer="layout" svg:width="24.631cm" svg:height="11.43cm" svg:x="1.531cm" svg:y="5.588cm" presentation:class="outline" presentation:user-transformed="true">
          <draw:text-box>
            <text:list text:style-name="L3">
              <text:list-item>
                <text:p>We will be building a web based application and a platform independent desktop application (Windows and Linux).</text:p>
              </text:list-item>
              <text:list-item>
                <text:p>The web based application is developed in Release 1.</text:p>
              </text:list-item>
              <text:list-item>
                <text:p>The desktop application will be delivered in Release 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Technologies Used</text:span></text:p>
          </draw:text-box>
        </draw:frame>
        <draw:frame presentation:style-name="pr5" draw:layer="layout" svg:width="24.631cm" svg:height="11.43cm" svg:x="1.399cm" svg:y="5.588cm" presentation:class="outline" presentation:user-transformed="true">
          <draw:text-box>
            <text:list text:style-name="L3">
              <text:list-item>
                <text:p>Web2py</text:p>
              </text:list-item>
              <text:list-item>
                <text:p>Python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Release One Implementation</text:span></text:p>
          </draw:text-box>
        </draw:frame>
        <draw:frame presentation:style-name="pr5" draw:layer="layout" svg:width="24.631cm" svg:height="11.43cm" svg:x="1.399cm" svg:y="5.588cm" presentation:class="outline" presentation:user-transformed="true">
          <draw:text-box>
            <text:list text:style-name="L3">
              <text:list-item>
                <text:p>Registration and Login of user from Database on the server.</text:p>
              </text:list-item>
              <text:list-item>
                <text:p>Translation of a word from a given sentence.</text:p>
              </text:list-item>
              <text:list-item>
                <text:p>Obtaining reasons for a given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Work Flow</text:span></text:p>
          </draw:text-box>
        </draw:frame>
        <draw:frame presentation:style-name="pr5" draw:layer="layout" svg:width="24.631cm" svg:height="11.43cm" svg:x="1.399cm" svg:y="5.588cm" presentation:class="outline" presentation:user-transformed="true">
          <draw:text-box>
            <text:list text:style-name="L3">
              <text:list-item>
                <text:p>Login Page</text:p>
              </text:list-item>
              <text:list-item>
                <text:p>Registration Page</text:p>
              </text:list-item>
              <text:list-item>
                <text:p>User Home</text:p>
              </text:list-item>
              <text:list-item>
                <text:p>Admin H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 text:style-name="P3"><text:span text:style-name="T2">Prospective Release 2</text:span></text:p>
          </draw:text-box>
        </draw:frame>
        <draw:frame presentation:style-name="pr5" draw:layer="layout" svg:width="24.631cm" svg:height="11.43cm" svg:x="1.399cm" svg:y="5.588cm" presentation:class="outline" presentation:user-transformed="true">
          <draw:text-box>
            <text:list text:style-name="L3">
              <text:list-item>
                <text:p>Desktop Application will be developed for Windows and Linux.</text:p>
              </text:list-item>
              <text:list-item>
                <text:p>Backend functionality integration from the Anusaaraka server and the database in the application developed.</text:p>
              </text:list-item>
              <text:list-item>
                <text:p>Forming of translation rules using the Anusaaraka algorith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draw:frame presentation:style-name="pr6" draw:text-style-name="P5" draw:layer="layout" svg:width="25.191cm" svg:height="16.258cm" svg:x="1.399cm" svg:y="0.837cm" presentation:class="subtitle">
          <draw:text-box>
            <text:p text:style-name="P5"><text:span text:style-name="T4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0.374cm" fo:margin-bottom="0.374cm" fo:text-align="justify" style:text-autospace="none" style:writing-mode="lr-tb"/>
      <style:text-properties style:use-window-font-color="true" fo:font-family="'Arial Bold'" style:font-family-generic="swiss" style:font-pitch="variable" fo:font-size="12pt" fo:language="en" fo:country="US" fo:font-weight="bold" style:letter-kerning="true" style:font-family-asian="'Arial Bold'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cm" fo:margin-bottom="0.746cm" fo:text-align="justify" style:text-autospace="none" style:writing-mode="lr-tb"/>
      <style:text-properties fo:color="#000000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4z1" style:family="graphic">
      <style:paragraph-properties style:text-autospace="none"/>
      <style:text-properties fo:color="#000000" fo:font-family="Symbol" style:font-pitch="variable" style:font-charset="x-symbol" style:font-family-asian="Symbol" style:font-pitch-asian="variable" style:font-charset-asian="x-symbol"/>
    </style:style>
    <style:style style:name="WW8Num4z0" style:family="graphic">
      <style:paragraph-properties style:text-autospace="none"/>
      <style:text-properties fo:font-family="Symbol" style:font-pitch="variable" style:font-charset="x-symbol" style:font-family-asian="Symbol" style:font-pitch-asian="variable" style:font-charset-asian="x-symbol"/>
    </style:style>
    <style:style style:name="Table_20_Heading" style:display-name="Table Heading" style:family="graphic">
      <style:paragraph-properties fo:margin-top="0cm" fo:margin-bottom="0.746cm" fo:text-align="center" style:text-autospace="none" style:writing-mode="lr-tb"/>
      <style:text-properties style:use-window-font-color="true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alloon_20_Text" style:display-name="Balloon Text" style:family="graphic">
      <style:paragraph-properties fo:margin-top="0cm" fo:margin-bottom="0.746cm" fo:text-align="justify" style:text-autospace="none" style:writing-mode="lr-tb"/>
      <style:text-properties style:use-window-font-color="true" fo:font-family="Tahoma" style:font-family-generic="swiss" style:font-pitch="variable" fo:font-size="8pt" fo:language="en" fo:country="US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Body_20_Text_20_2" style:display-name="Body Text 2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Blue_20_Text" style:display-name="Blue Text" style:family="graphic">
      <style:paragraph-properties fo:margin-top="0cm" fo:margin-bottom="0.746cm" fo:text-align="justify" style:text-autospace="none" style:writing-mode="lr-tb"/>
      <style:text-properties fo:color="#0000ff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0pt" style:language-asian="ar" style:country-asian="SA" style:font-style-asian="italic" style:font-weight-asian="bold" style:font-family-complex="'Times New Roman'" style:font-family-generic-complex="roman" style:font-pitch-complex="variable" style:font-style-complex="italic"/>
    </style:style>
    <style:style style:name="Foot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cm" fo:margin-bottom="0.746cm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font-family="Arial" style:font-family-generic="swiss" style:font-pitch="variable" fo:font-size="10pt" fo:language="en" fo:country="US" style:font-family-asian="Arial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fo:margin-top="0cm" fo:margin-bottom="0.746cm" fo:text-align="justify" style:text-autospace="none" style:writing-mode="lr-tb"/>
      <style:text-properties style:use-window-font-color="true" fo:font-family="Arial" style:font-family-generic="swiss" style:font-pitch="variable" fo:font-size="10pt" fo:language="en" fo:country="US" style:font-family-asian="'Lohit Hindi'" style:font-size-asian="10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Arial" style:font-family-generic="swiss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746cm" fo:text-align="start" style:text-autospace="none" style:writing-mode="lr-tb"/>
      <style:text-properties style:use-window-font-color="true" fo:font-family="Arial" style:font-family-generic="swiss" style:font-pitch="variable" fo:font-size="10pt" fo:language="en" fo:country="US" fo:font-style="italic" style:font-family-asian="'Lohit Hindi'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</meta:initial-creator>
    <meta:creation-date>2013-10-08T02:13:32</meta:creation-date>
    <dc:date>2013-10-08T03:41:37</dc:date>
    <dc:creator>abhinav </dc:creator>
    <meta:editing-duration>PT10M29S</meta:editing-duration>
    <meta:editing-cycles>2</meta:editing-cycles>
    <meta:generator>LibreOffice/3.5$Linux_x86 LibreOffice_project/350m1$Build-2</meta:generator>
    <meta:document-statistic meta:object-count="60"/>
  </office:meta>
</office:document-meta>
</file>